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04f970"/>
    </style:style>
    <style:style style:name="P2" style:family="paragraph" style:parent-style-name="Standard">
      <style:text-properties style:font-name="Liberation Mono" fo:font-size="25pt" fo:font-weight="bold" style:font-size-asian="25pt" style:font-weight-asian="bold" style:font-size-complex="25pt" style:font-weight-complex="bold"/>
    </style:style>
    <style:style style:name="P3" style:family="paragraph" style:parent-style-name="Standard">
      <style:text-properties style:font-name="Liberation Mono" fo:font-size="20pt" style:font-size-asian="20pt" style:font-size-complex="20pt"/>
    </style:style>
    <style:style style:name="P4" style:family="paragraph" style:parent-style-name="Standard" style:list-style-name="L1">
      <style:text-properties style:font-name="Liberation Mono" fo:font-size="20pt" style:font-size-asian="20pt" style:font-size-complex="20pt"/>
    </style:style>
    <style:style style:name="P5" style:family="paragraph" style:parent-style-name="Standard" style:list-style-name="L1">
      <style:text-properties style:font-name="Liberation Mono" fo:font-size="20pt" officeooo:paragraph-rsid="00037cdc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Manjari Bold" fo:font-size="50pt" style:font-size-asian="50pt" style:font-size-complex="50pt"/>
    </style:style>
    <style:style style:name="P7" style:family="paragraph" style:parent-style-name="Standard">
      <style:paragraph-properties fo:text-align="center" style:justify-single-word="false"/>
      <style:text-properties officeooo:paragraph-rsid="0004f970"/>
    </style:style>
    <style:style style:name="P8" style:family="paragraph" style:parent-style-name="Heading_20_1">
      <style:text-properties style:font-name="Liberation Mono"/>
    </style:style>
    <style:style style:name="P9" style:family="paragraph" style:parent-style-name="Heading_20_1">
      <style:paragraph-properties fo:text-align="start" style:justify-single-word="false"/>
      <style:text-properties style:font-name="Liberation Mono"/>
    </style:style>
    <style:style style:name="P10" style:family="paragraph" style:parent-style-name="Heading_20_1">
      <style:paragraph-properties fo:text-align="start" style:justify-single-word="false" fo:break-before="page"/>
      <style:text-properties style:font-name="Liberation Mono"/>
    </style:style>
    <style:style style:name="P11" style:family="paragraph" style:parent-style-name="Text_20_body" style:list-style-name="L4"/>
    <style:style style:name="P12" style:family="paragraph" style:parent-style-name="Text_20_body">
      <style:text-properties style:font-name="Liberation Mono"/>
    </style:style>
    <style:style style:name="P13" style:family="paragraph" style:parent-style-name="Text_20_body" style:list-style-name="L2">
      <style:text-properties style:font-name="Liberation Mono"/>
    </style:style>
    <style:style style:name="P14" style:family="paragraph" style:parent-style-name="Text_20_body" style:list-style-name="L3">
      <style:text-properties style:font-name="Liberation Mono"/>
    </style:style>
    <style:style style:name="P15" style:family="paragraph" style:parent-style-name="Text_20_body" style:list-style-name="L3">
      <style:text-properties style:font-name="Liberation Mono" officeooo:rsid="0002f4ac" officeooo:paragraph-rsid="0002f4ac"/>
    </style:style>
    <style:style style:name="P16" style:family="paragraph" style:parent-style-name="Text_20_body" style:list-style-name="L4">
      <style:text-properties style:font-name="Liberation Mono"/>
    </style:style>
    <style:style style:name="P17" style:family="paragraph" style:parent-style-name="Text_20_body" style:list-style-name="L3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style:font-name="Liberation Mono"/>
    </style:style>
    <style:style style:name="T1" style:family="text">
      <style:text-properties officeooo:rsid="0002f4ac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25pt" fo:font-weight="bold" style:font-size-asian="25pt" style:font-weight-asian="bold" style:font-size-complex="25pt" style:font-weight-complex="bold"/>
    </style:style>
    <style:style style:name="T4" style:family="text">
      <style:text-properties style:font-name="Manjari Bold" fo:font-size="20pt" style:font-size-asian="20pt" style:font-size-complex="20pt"/>
    </style:style>
    <style:style style:name="T5" style:family="text">
      <style:text-properties style:font-name="Manjari Bold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Manjari Bold" fo:font-size="24pt" fo:font-weight="bold" officeooo:rsid="0004f970" style:font-size-asian="24pt" style:font-weight-asian="bold" style:font-size-complex="24pt" style:font-weight-complex="bold"/>
    </style:style>
    <style:style style:name="T7" style:family="text">
      <style:text-properties style:font-name="Manjari Bold" fo:font-size="24pt" fo:font-weight="normal" officeooo:rsid="0004f970" style:font-size-asian="24pt" style:font-weight-asian="normal" style:font-size-complex="24pt" style:font-weight-complex="normal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37cdc" style:font-size-asian="14pt" style:font-weight-asian="bold" style:font-size-complex="14pt" style:font-weight-complex="bold"/>
    </style:style>
    <style:style style:name="T11" style:family="text">
      <style:text-properties officeooo:rsid="00037cdc"/>
    </style:style>
    <style:style style:name="T12" style:family="text">
      <style:text-properties officeooo:rsid="0004f970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uente_20_de_20_párrafo_20_predeter."><text:span text:style-name="T4">Proyecto </text:span></text:span></text:p>
      <text:p text:style-name="P7"><text:span text:style-name="Fuente_20_de_20_párrafo_20_predeter."><text:span text:style-name="T5">“</text:span></text:span><text:span text:style-name="Fuente_20_de_20_párrafo_20_predeter."><text:span text:style-name="T7">Changos</text:span></text:span><text:span text:style-name="Fuente_20_de_20_párrafo_20_predeter."><text:span text:style-name="T6">” </text:span></text:span></text:p>
      <text:p text:style-name="P7"><text:span text:style-name="Fuente_20_de_20_párrafo_20_predeter."><text:span text:style-name="T4">para</text:span></text:span></text:p>
      <text:p text:style-name="P6">Metodología</text:p>
      <text:p text:style-name="P6">de la</text:p>
      <text:p text:style-name="P6">investigación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Fuente_20_de_20_párrafo_20_predeter."><text:span text:style-name="T3"><text:s text:c="3"/>Integrantes:</text:span></text:span></text:p>
      <text:list xml:id="list1209232291" text:style-name="L1">
        <text:list-item>
          <text:p text:style-name="P5">Aravena, Julio</text:p>
        </text:list-item>
        <text:list-item>
          <text:p text:style-name="P5">Fracapani, Fabricio</text:p>
        </text:list-item>
        <text:list-item>
          <text:p text:style-name="P5">Panasiti, Juan Marcelo</text:p>
        </text:list-item>
        <text:list-item>
          <text:p text:style-name="P4">Martinez, Matías</text:p>
          <text:p text:style-name="P4"/>
        </text:list-item>
      </text:list>
      <text:p text:style-name="P3"/>
      <text:h text:style-name="P10" text:outline-level="1"><text:bookmark text:name="yui_3_17_2_1_1555868947266_833"/>Descripción</text:h>
      <text:p text:style-name="P12">El proyecto “Changos” está dirigido para <text:span text:style-name="T11">mejorar,</text:span> organizar, <text:span text:style-name="T12">facilitar</text:span> y planificar las compras de mercaderías y <text:span text:style-name="T12">otros</text:span> productos mediante la comparación<text:span text:style-name="T12"> </text:span>de precios a través de base<text:span text:style-name="T12">s</text:span> de datos <text:span text:style-name="T12">que se van a basar en la </text:span>contribución de comerciantes, clientes y <text:span text:style-name="T12">otras </text:span>bases de datos externas. <text:s text:c="2"/></text:p>
      <text:h text:style-name="P9" text:outline-level="1">Objetivo</text:h>
      <text:list xml:id="list2071118306" text:style-name="L2">
        <text:list-item>
          <text:p text:style-name="P13">Comparar precios de distintos negocios.</text:p>
        </text:list-item>
        <text:list-item>
          <text:p text:style-name="P13">Conocer los precios actualizados de distintos productos cercanos a tu ubicación.</text:p>
        </text:list-item>
        <text:list-item>
          <text:p text:style-name="P13">Generar un control de gastos mensuales.</text:p>
        </text:list-item>
        <text:list-item>
          <text:p text:style-name="P13">Dar y conocer opiniones de distintos puntos de ventas.</text:p>
        </text:list-item>
        <text:list-item>
          <text:p text:style-name="P13">Permitir a pequeños comerciantes dar a conocer sus productos y precios.</text:p>
        </text:list-item>
      </text:list>
      <text:p text:style-name="P18"/>
      <text:h text:style-name="P9" text:outline-level="1">Planificación</text:h>
      <text:list xml:id="list1932456601" text:style-name="L3">
        <text:list-header>
          <text:p text:style-name="P17"><text:s text:c="2"/>Roles</text:p>
          <text:list>
            <text:list-item>
              <text:p text:style-name="P14">Product Owner: <text:span text:style-name="T1">Panasiti Juan</text:span></text:p>
            </text:list-item>
            <text:list-item>
              <text:p text:style-name="P14">Scrum Master: <text:span text:style-name="T1">Fracapani Fabricio</text:span></text:p>
            </text:list-item>
            <text:list-item>
              <text:p text:style-name="P14">Dev<text:span text:style-name="T11">eloper</text:span>Team: </text:p>
              <text:list>
                <text:list-item>
                  <text:p text:style-name="P15">Aravena Julio</text:p>
                </text:list-item>
                <text:list-item>
                  <text:p text:style-name="P15">Martinez Matías</text:p>
                </text:list-item>
                <text:list-item>
                  <text:p text:style-name="P15">Fracapani Fabricio</text:p>
                </text:list-item>
              </text:list>
            </text:list-item>
          </text:list>
          <text:p text:style-name="P17"><text:s text:c="2"/>Software</text:p>
          <text:list text:continue-numbering="true">
            <text:list-item>
              <text:p text:style-name="P14">Android Studio 3.4</text:p>
            </text:list-item>
            <text:list-item>
              <text:p text:style-name="P14">Dia (Diagramas de Clase)</text:p>
            </text:list-item>
            <text:list-item>
              <text:p text:style-name="P14">Firebase (BD en la nube)</text:p>
            </text:list-item>
            <text:list-item>
              <text:p text:style-name="P14">Discord (para facilitar la comunicación del equipo)</text:p>
            </text:list-item>
            <text:list-item>
              <text:p text:style-name="P15">Trello</text:p>
            </text:list-item>
            <text:list-item>
              <text:p text:style-name="P14">GitHub</text:p>
            </text:list-item>
            <text:list-item>
              <text:p text:style-name="P14">LibreOffice para documentación</text:p>
            </text:list-item>
            <text:list-item>
              <text:p text:style-name="P14">Plataforma de Desarrollo:</text:p>
              <text:list>
                <text:list-item>
                  <text:p text:style-name="P14">JDK 8</text:p>
                </text:list-item>
                <text:list-item>
                  <text:p text:style-name="P14"><text:soft-page-break/>API <text:span text:style-name="T1">21</text:span></text:p>
                </text:list-item>
                <text:list-item>
                  <text:p text:style-name="P14">Firebase</text:p>
                </text:list-item>
              </text:list>
            </text:list-item>
          </text:list>
          <text:p text:style-name="P14"><text:span text:style-name="T9"><text:s/>Distribución del trabajo </text:span><text:span text:style-name="T10">o tiempos:</text:span></text:p>
          <text:list>
            <text:list-item>
              <text:list>
                <text:list-item>
                  <text:p text:style-name="P14">1° entrega: <text:span text:style-name="T1">24 de abril.<text:tab/></text:span></text:p>
                  <text:p text:style-name="P14"/>
                </text:list-item>
              </text:list>
            </text:list-item>
          </text:list>
        </text:list-header>
      </text:list>
      <text:h text:style-name="P8" text:outline-level="1"/>
      <text:p text:style-name="P12"><text:span text:style-name="T8">Links</text:span>:</text:p>
      <text:list xml:id="list1820345399" text:style-name="L4">
        <text:list-item>
          <text:p text:style-name="P11"><text:span text:style-name="Fuente_20_de_20_párrafo_20_predeter."><text:span text:style-name="T2">Documentación: </text:span></text:span><text:a xlink:type="simple" xlink:href="https://github.com/juanpanasiti/Proyecto-MdI-2019-Documentacion" office:target-frame-name="_top" xlink:show="replace" text:style-name="Internet_20_link" text:visited-style-name="Visited_20_Internet_20_Link"><text:span text:style-name="T2">https://github.com/juanpanasiti/Proyecto-MdI-2019-Documentacion</text:span></text:a></text:p>
          <text:p text:style-name="P16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2T21:44:00Z</meta:creation-date>
    <dc:date>2019-04-24T00:55:33.726135515</dc:date>
    <meta:editing-cycles>4</meta:editing-cycles>
    <meta:editing-duration>PT6M36S</meta:editing-duration>
    <meta:document-statistic meta:table-count="0" meta:image-count="0" meta:object-count="0" meta:page-count="3" meta:paragraph-count="46" meta:word-count="204" meta:character-count="1263" meta:non-whitespace-character-count="1121"/>
    <meta:template xlink:type="simple" xlink:actuate="onRequest" xlink:title="" xlink:href="Normal.dotm"/>
  </office:meta>
</office:document-meta>
</file>